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D11AEC5C0EE96338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31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19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07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1.44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Segoe UI Semibold1" fo:font-size="32pt" style:font-size-asian="32pt" style:font-size-complex="32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/>
      <style:text-properties style:font-name="Segoe UI Semibold1" fo:font-size="36pt" style:font-size-asian="36pt" style:font-size-complex="36pt"/>
    </style:style>
    <style:style style:name="P5" style:family="paragraph">
      <loext:graphic-properties draw:fill="none" draw:fill-color="#ffffff"/>
      <style:text-properties style:font-name="Segoe UI Semibold1" fo:font-size="36pt" style:font-size-asian="36pt" style:font-size-complex="36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style:font-name="Segoe UI Semibold1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Segoe UI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Segoe UI Semibold1" fo:font-size="36pt" style:font-size-asian="36pt" style:font-size-complex="36pt"/>
    </style:style>
    <style:style style:name="T6" style:family="text">
      <style:text-properties style:font-name="Segoe UI Semibold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638cm" svg:height="4.566cm" svg:x="1.524cm" svg:y="0.762cm">
          <draw:text-box>
            <text:p text:style-name="P1"><text:span text:style-name="T1">Hymn #745</text:span></text:p>
            <text:p text:style-name="P1"><text:span text:style-name="T2">“</text:span><text:span text:style-name="T2">In God, My Faithful God”</text:span></text:p>
            <text:p><text:span text:style-name="T2"/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4" draw:layer="layout" svg:width="24.638cm" svg:height="6.447cm" svg:x="1.524cm" svg:y="0.762cm">
          <draw:text-box>
            <text:p text:style-name="P1"><text:span text:style-name="T3">1. </text:span><text:span text:style-name="T4">In God, my faithful God,</text:span></text:p>
            <text:p text:style-name="P1"><text:span text:style-name="T4">I trust when dark my road;</text:span></text:p>
            <text:p text:style-name="P1"><text:span text:style-name="T4">Great woes may overtake me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5" draw:layer="layout" svg:width="24.638cm" svg:height="7.011cm" svg:x="1.524cm" svg:y="0.762cm">
          <draw:text-box>
            <text:p text:style-name="P1"><text:span text:style-name="T4">Yet He will not forsake me.</text:span></text:p>
            <text:p text:style-name="P1"><text:span text:style-name="T4">My troubles He can alter;</text:span></text:p>
            <text:p text:style-name="P1"><text:span text:style-name="T4">His hand lets nothing falter.</text:span></text:p>
            <text:p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" draw:text-style-name="P4" draw:layer="layout" svg:width="24.638cm" svg:height="6.447cm" svg:x="1.524cm" svg:y="0.762cm">
          <draw:text-box>
            <text:p text:style-name="P1"><text:span text:style-name="T3">2. </text:span><text:span text:style-name="T4">My sins fill me with care,</text:span></text:p>
            <text:p text:style-name="P1"><text:span text:style-name="T4">Yet I will not despair.</text:span></text:p>
            <text:p text:style-name="P1"><text:span text:style-name="T4">I build on Christ, who loves me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5" draw:text-style-name="P4" draw:layer="layout" svg:width="24.638cm" svg:height="5.321cm" svg:x="1.524cm" svg:y="0.762cm">
          <draw:text-box>
            <text:p text:style-name="P1"><text:span text:style-name="T4">From this rock nothing moves me.</text:span></text:p>
            <text:p text:style-name="P1"><text:span text:style-name="T4">To Him I will surrender,</text:span></text:p>
            <text:p text:style-name="P1"><text:span text:style-name="T4">To Him, my soul’s defend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3" draw:text-style-name="P4" draw:layer="layout" svg:width="24.638cm" svg:height="6.447cm" svg:x="1.524cm" svg:y="0.762cm">
          <draw:text-box>
            <text:p text:style-name="P1"><text:span text:style-name="T3">3. </text:span><text:span text:style-name="T4">If death my portion be,</text:span></text:p>
            <text:p text:style-name="P1"><text:span text:style-name="T4">It brings great gain to me;</text:span></text:p>
            <text:p text:style-name="P1"><text:span text:style-name="T4">It speeds my life’s endeav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4" draw:text-style-name="P4" draw:layer="layout" svg:width="24.638cm" svg:height="7.011cm" svg:x="1.524cm" svg:y="0.762cm">
          <draw:text-box>
            <text:p text:style-name="P1"><text:span text:style-name="T4">To live with Christ forever.</text:span></text:p>
            <text:p text:style-name="P1"><text:span text:style-name="T4">He gives me joy in sorrow,</text:span></text:p>
            <text:p text:style-name="P1"><text:span text:style-name="T4">Come death now or tomorrow.</text:span></text:p>
            <text:p text:style-name="P1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3" draw:text-style-name="P4" draw:layer="layout" svg:width="24.638cm" svg:height="6.447cm" svg:x="1.524cm" svg:y="0.762cm">
          <draw:text-box>
            <text:p text:style-name="P1"><text:span text:style-name="T3">4. </text:span><text:span text:style-name="T4">O Jesus Christ, my Lord,</text:span></text:p>
            <text:p text:style-name="P1"><text:span text:style-name="T4">So meek in deed and word,</text:span></text:p>
            <text:p text:style-name="P1"><text:span text:style-name="T4">You suffered death to save u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6" draw:text-style-name="P4" draw:layer="layout" svg:width="24.638cm" svg:height="5.842cm" svg:x="1.524cm" svg:y="0.762cm">
          <draw:text-box>
            <text:p text:style-name="P1"><text:span text:style-name="T4">Because Your love would have us</text:span></text:p>
            <text:p text:style-name="P1"><text:span text:style-name="T4">Be heirs of heav’nly gladness</text:span></text:p>
            <text:p text:style-name="P1"><text:span text:style-name="T4">When ends this life of sadnes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3" draw:text-style-name="P4" draw:layer="layout" svg:width="24.638cm" svg:height="6.447cm" svg:x="1.524cm" svg:y="0.762cm">
          <draw:text-box>
            <text:p text:style-name="P1"><text:span text:style-name="T3">5. </text:span><text:span text:style-name="T4">“So be it,” then, I say</text:span></text:p>
            <text:p text:style-name="P1"><text:span text:style-name="T4">With all my heart each day.</text:span></text:p>
            <text:p text:style-name="P1"><text:span text:style-name="T4">Dear Lord, we all adore You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7" draw:text-style-name="P5" draw:layer="layout" svg:width="24.638cm" svg:height="11.691cm" svg:x="1.524cm" svg:y="0.762cm">
          <draw:text-box>
            <text:p text:style-name="P1"><text:span text:style-name="T4">We sing for joy before You.</text:span></text:p>
            <text:p text:style-name="P1"><text:span text:style-name="T4">Guide us while here we wander</text:span></text:p>
            <text:p text:style-name="P1"><text:span text:style-name="T4">Until we praise You yonder.</text:span></text:p>
            <text:p><text:span text:style-name="T4"/></text:p>
            <text:p><text:span text:style-name="T6"/></text:p>
            <text:p><text:span text:style-name="T6"/></text:p>
            <text:p><text:span text:style-name="T6"/></text:p>
            <text:p><text:span text:style-name="T6"><text:s text:c="12"/></text:span><text:span text:style-name="T6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D11AEC5C0EE96338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0T17:02:58.865000000</meta:creation-date>
    <dc:date>2018-02-15T22:11:36.931000000</dc:date>
    <meta:editing-duration>PT9M42S</meta:editing-duration>
    <meta:editing-cycles>13</meta:editing-cycles>
    <meta:generator>LibreOffice/6.0.1.1$Windows_X86_64 LibreOffice_project/60bfb1526849283ce2491346ed2aa51c465abfe6</meta:generator>
    <meta:document-statistic meta:object-count="54"/>
  </office:meta>
</office:document-meta>
</file>